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6" style:family="table">
      <style:table-properties style:width="4.5583in" table:align="right"/>
    </style:style>
    <style:style style:name="Table6.A" style:family="table-column">
      <style:table-column-properties style:column-width="1.8063in"/>
    </style:style>
    <style:style style:name="Table6.B" style:family="table-column">
      <style:table-column-properties style:column-width="2.7521in"/>
    </style:style>
    <style:style style:name="Table6.A1" style:family="table-cell">
      <style:table-cell-properties style:writing-mode="page"/>
    </style:style>
    <style:style style:name="Table7" style:family="table">
      <style:table-properties style:width="1.441in" fo:margin-left="-0.0069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416in"/>
    </style:style>
    <style:style style:name="Table7.B" style:family="table-column">
      <style:table-column-properties style:column-width="0.4368in"/>
    </style:style>
    <style:style style:name="Table7.C" style:family="table-column">
      <style:table-column-properties style:column-width="0.5882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transparent" fo:padding="0.0201in" fo:border="none" style:writing-mode="page">
        <style:background-image/>
      </style:table-cell-properties>
    </style:style>
    <style:style style:name="Table7.A2" style:family="table-cell">
      <style:table-cell-properties style:vertical-align="middle" fo:background-color="#f4f4f4" fo:padding="0.0201in" fo:border-left="none" fo:border-right="none" fo:border-top="none" fo:border-bottom="0.05pt solid #9c9c9c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201in" fo:border-left="none" fo:border-right="none" fo:border-top="none" fo:border-bottom="0.05pt solid #9c9c9c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7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8" style:family="table">
      <style:table-properties style:width="2.6236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0.4097in"/>
    </style:style>
    <style:style style:name="Table8.B" style:family="table-column">
      <style:table-column-properties style:column-width="0.4403in"/>
    </style:style>
    <style:style style:name="Table8.F" style:family="table-column">
      <style:table-column-properties style:column-width="0.4528in"/>
    </style:style>
    <style:style style:name="Table8.1" style:family="table-row">
      <style:table-row-properties style:min-row-height="0.2507in" fo:keep-together="auto"/>
    </style:style>
    <style:style style:name="Table8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8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8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A3" style:family="table-cell">
      <style:table-cell-properties style:vertical-align="middle" fo:background-color="#f4f4f4" fo:padding="0.0403in" fo:border="none" style:writing-mode="page">
        <style:background-image/>
      </style:table-cell-properties>
    </style:style>
    <style:style style:name="Table8.B3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8.4" style:family="table-row">
      <style:table-row-properties fo:keep-together="auto"/>
    </style:style>
    <style:style style:name="Table8.A4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8.B4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8.C4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3" style:family="table">
      <style:table-properties style:width="3.684in" table:align="right"/>
    </style:style>
    <style:style style:name="Table3.A" style:family="table-column">
      <style:table-column-properties style:column-width="3.684in"/>
    </style:style>
    <style:style style:name="Table3.A1" style:family="table-cell">
      <style:table-cell-properties style:writing-mode="page"/>
    </style:style>
    <style:style style:name="Table5" style:family="table">
      <style:table-properties style:width="2.6236in" fo:break-before="auto" fo:break-after="auto" table:align="left" fo:keep-with-next="auto" style:may-break-between-rows="true" table:border-model="separating"/>
    </style:style>
    <style:style style:name="Table5.A" style:family="table-column">
      <style:table-column-properties style:column-width="0.409in"/>
    </style:style>
    <style:style style:name="Table5.B" style:family="table-column">
      <style:table-column-properties style:column-width="0.4403in"/>
    </style:style>
    <style:style style:name="Table5.D" style:family="table-column">
      <style:table-column-properties style:column-width="0.6597in"/>
    </style:style>
    <style:style style:name="Table5.E" style:family="table-column">
      <style:table-column-properties style:column-width="0.6743in"/>
    </style:style>
    <style:style style:name="Table5.1" style:family="table-row">
      <style:table-row-properties style:min-row-height="0.2507in" fo:keep-together="auto"/>
    </style:style>
    <style:style style:name="Table5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5.B4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5.C4" style:family="table-cell">
      <style:table-cell-properties style:vertical-align="middle" fo:background-color="#f4f4f4" fo:padding="0.0403in" fo:border="none" style:writing-mode="page">
        <style:background-image/>
      </style:table-cell-properties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1" style:family="table">
      <style:table-properties style:width="4.3722in" fo:break-before="auto" fo:break-after="auto" table:align="right"/>
    </style:style>
    <style:style style:name="Table1.A" style:family="table-column">
      <style:table-column-properties style:column-width="2.6882in"/>
    </style:style>
    <style:style style:name="Table1.B" style:family="table-column">
      <style:table-column-properties style:column-width="1.684in"/>
    </style:style>
    <style:style style:name="Table1.A1" style:family="table-cell">
      <style:table-cell-properties style:writing-mode="page"/>
    </style:style>
    <style:style style:name="Table4" style:family="table">
      <style:table-properties style:width="2.1861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09in"/>
    </style:style>
    <style:style style:name="Table4.B" style:family="table-column">
      <style:table-column-properties style:column-width="0.4403in"/>
    </style:style>
    <style:style style:name="Table4.E" style:family="table-column">
      <style:table-column-properties style:column-width="0.4563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9" style:family="table">
      <style:table-properties style:width="1.3118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0.409in"/>
    </style:style>
    <style:style style:name="Table9.B" style:family="table-column">
      <style:table-column-properties style:column-width="0.4403in"/>
    </style:style>
    <style:style style:name="Table9.C" style:family="table-column">
      <style:table-column-properties style:column-width="0.4625in"/>
    </style:style>
    <style:style style:name="Table9.1" style:family="table-row">
      <style:table-row-properties style:min-row-height="0.2507in" fo:keep-together="auto"/>
    </style:style>
    <style:style style:name="Table9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9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9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9.3" style:family="table-row">
      <style:table-row-properties fo:keep-together="auto"/>
    </style:style>
    <style:style style:name="Table9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9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9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style:min-row-height="0.2167in" fo:keep-together="auto"/>
    </style:style>
    <style:style style:name="Table2" style:family="table">
      <style:table-properties style:width="3.3118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6882in"/>
    </style:style>
    <style:style style:name="Table2.B" style:family="table-column">
      <style:table-column-properties style:column-width="1.311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799in" fo:border="none" style:writing-mode="page">
        <style:background-image/>
      </style:table-cell-properties>
    </style:style>
    <style:style style:name="Table2.A2" style:family="table-cell">
      <style:table-cell-properties style:vertical-align="middle" fo:background-color="#f4f4f4" fo:padding="0.0799in" fo:border="none" style:writing-mode="page">
        <style:background-image/>
      </style:table-cell-properties>
    </style:style>
    <style:style style:name="P1" style:family="paragraph" style:parent-style-name="Standard">
      <style:text-properties fo:font-size="6pt" officeooo:paragraph-rsid="0041beef" style:font-size-asian="5.25pt" style:font-size-complex="6pt"/>
    </style:style>
    <style:style style:name="P2" style:family="paragraph" style:parent-style-name="Standard">
      <style:text-properties fo:font-size="6pt" officeooo:paragraph-rsid="009d6dea" style:font-size-asian="5.25pt" style:font-size-complex="6pt"/>
    </style:style>
    <style:style style:name="P3" style:family="paragraph" style:parent-style-name="Standard">
      <style:text-properties officeooo:paragraph-rsid="009d6dea"/>
    </style:style>
    <style:style style:name="P4" style:family="paragraph" style:parent-style-name="Standard">
      <style:paragraph-properties fo:text-align="center" style:justify-single-word="false"/>
      <style:text-properties fo:font-size="12pt" officeooo:rsid="0077df3f" officeooo:paragraph-rsid="009d6dea" style:font-size-asian="12pt" style:font-size-complex="12pt"/>
    </style:style>
    <style:style style:name="P5" style:family="paragraph" style:parent-style-name="Standard">
      <style:text-properties officeooo:paragraph-rsid="00a1b63f"/>
    </style:style>
    <style:style style:name="P6" style:family="paragraph" style:parent-style-name="Text_20_body">
      <style:text-properties officeooo:paragraph-rsid="008f831a"/>
    </style:style>
    <style:style style:name="P7" style:family="paragraph" style:parent-style-name="Text_20_body">
      <style:text-properties fo:color="#ce181e" fo:font-style="normal" style:text-underline-style="none" style:font-style-asian="normal" style:font-style-complex="normal"/>
    </style:style>
    <style:style style:name="P8" style:family="paragraph" style:parent-style-name="Text_20_body">
      <style:text-properties officeooo:rsid="009021fc" officeooo:paragraph-rsid="009021fc"/>
    </style:style>
    <style:style style:name="P9" style:family="paragraph" style:parent-style-name="Text_20_body">
      <style:text-properties officeooo:paragraph-rsid="009021fc"/>
    </style:style>
    <style:style style:name="P10" style:family="paragraph" style:parent-style-name="Text_20_body">
      <style:paragraph-properties fo:text-align="center" style:justify-single-word="false"/>
      <style:text-properties fo:font-size="12pt" officeooo:paragraph-rsid="008a49e9" style:font-size-asian="10.5pt" style:font-size-complex="12pt"/>
    </style:style>
    <style:style style:name="P11" style:family="paragraph" style:parent-style-name="Text_20_body">
      <style:text-properties fo:font-size="10pt" officeooo:paragraph-rsid="008f831a" style:font-size-asian="8.75pt" style:font-size-complex="10pt"/>
    </style:style>
    <style:style style:name="P12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fo:color="#000000" officeooo:rsid="003d7e39" officeooo:paragraph-rsid="008a49e9"/>
    </style:style>
    <style:style style:name="P13" style:family="paragraph" style:parent-style-name="Text_20_body">
      <style:paragraph-properties fo:break-before="page"/>
      <style:text-properties officeooo:paragraph-rsid="007b7ce4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1de4" officeooo:paragraph-rsid="00a1b6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1beef" officeooo:paragraph-rsid="00a1b6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0ea3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502a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3ee142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18935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547c2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3d9c07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7df3f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962f3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d6dc0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9d6d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a5cb47" officeooo:paragraph-rsid="00a5cb4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a719b5" officeooo:paragraph-rsid="00a719b5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8f085" officeooo:paragraph-rsid="009d6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7d4b5a" officeooo:paragraph-rsid="009d6de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officeooo:paragraph-rsid="009d6de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9d6de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a1b63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6547c2" officeooo:paragraph-rsid="009d6de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9d6de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de4" officeooo:paragraph-rsid="009d6de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10pt" fo:font-style="normal" fo:text-shadow="none" style:text-underline-style="none" fo:font-weight="normal" officeooo:rsid="00a51060" officeooo:paragraph-rsid="00a510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font-style="normal" fo:text-shadow="none" style:text-underline-style="none" fo:font-weight="normal" officeooo:rsid="006547c2" officeooo:paragraph-rsid="009d6de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font-style="normal" fo:text-shadow="none" style:text-underline-style="none" fo:font-weight="normal" officeooo:rsid="006e1e8b" officeooo:paragraph-rsid="00a1b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font-style="normal" fo:text-shadow="none" style:text-underline-style="none" fo:font-weight="normal" officeooo:rsid="006e1de4" officeooo:paragraph-rsid="00a1b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1" fo:font-size="9pt" fo:font-style="normal" fo:text-shadow="none" style:text-underline-style="none" fo:font-weight="normal" officeooo:rsid="006e1e8b" officeooo:paragraph-rsid="009d6de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1" fo:font-size="9pt" fo:font-style="normal" fo:text-shadow="none" style:text-underline-style="none" fo:font-weight="normal" officeooo:rsid="006e1e8b" officeooo:paragraph-rsid="00a1b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9d6de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officeooo:paragraph-rsid="009d6de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a1b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antarell" fo:font-size="12pt" fo:font-style="normal" fo:text-shadow="none" style:text-underline-style="none" fo:font-weight="normal" officeooo:rsid="00a51060" officeooo:paragraph-rsid="00a51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Cantarell" fo:font-size="12pt" fo:font-style="normal" fo:text-shadow="none" style:text-underline-style="none" fo:font-weight="normal" officeooo:rsid="00a5cb47" officeooo:paragraph-rsid="00a5cb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9d6de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fo:font-size="6pt" style:font-size-asian="5.25pt" style:font-size-complex="6pt"/>
    </style:style>
    <style:style style:name="P50" style:family="paragraph" style:parent-style-name="Text_20_body">
      <style:paragraph-properties fo:text-align="center" style:justify-single-word="false"/>
      <style:text-properties fo:color="#000000" style:font-name="Cantarell" officeooo:rsid="00872abf" officeooo:paragraph-rsid="008a49e9" style:font-name-asian="Source Han Serif CN" style:font-name-complex="Lohit Devanagari"/>
    </style:style>
    <style:style style:name="P51" style:family="paragraph" style:parent-style-name="Text_20_body" style:list-style-name="L1">
      <style:text-properties officeooo:paragraph-rsid="008f831a"/>
    </style:style>
    <style:style style:name="P52" style:family="paragraph" style:parent-style-name="Text_20_body" style:list-style-name="L2">
      <style:text-properties officeooo:paragraph-rsid="009021fc"/>
    </style:style>
    <style:style style:name="T1" style:family="text">
      <style:text-properties style:font-name="Cantarell" officeooo:rsid="004783b0" style:font-name-asian="Source Han Serif CN" style:font-name-complex="Lohit Devanagari"/>
    </style:style>
    <style:style style:name="T2" style:family="text">
      <style:text-properties style:font-name="Cantarell" officeooo:rsid="0066e580" style:font-name-asian="Source Han Serif CN" style:font-name-complex="Lohit Devanagari"/>
    </style:style>
    <style:style style:name="T3" style:family="text">
      <style:text-properties style:font-name="Cantarell" officeooo:rsid="00872abf" style:font-name-asian="Source Han Serif CN" style:font-name-complex="Lohit Devanagari"/>
    </style:style>
    <style:style style:name="T4" style:family="text">
      <style:text-properties style:font-name="Cantarell" officeooo:rsid="00890d31" style:font-name-asian="Source Han Serif CN" style:font-name-complex="Lohit Devanagari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d9c07" style:font-size-asian="8pt" style:font-weight-asian="normal" style:font-size-complex="8pt" style:font-weight-complex="normal"/>
    </style:style>
    <style:style style:name="T8" style:family="text">
      <style:text-properties fo:font-size="8pt" officeooo:rsid="00913891" style:font-size-asian="8pt" style:font-size-complex="8pt"/>
    </style:style>
    <style:style style:name="T9" style:family="text">
      <style:text-properties fo:font-size="8pt" officeooo:rsid="00947018" style:font-size-asian="8pt" style:font-size-complex="8pt"/>
    </style:style>
    <style:style style:name="T10" style:family="text">
      <style:text-properties fo:color="#0b00e4" officeooo:rsid="00662dd7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7pt" officeooo:rsid="006547c2" style:font-size-asian="7pt" style:font-size-complex="7pt"/>
    </style:style>
    <style:style style:name="T13" style:family="text">
      <style:text-properties officeooo:rsid="006a502a"/>
    </style:style>
    <style:style style:name="T14" style:family="text">
      <style:text-properties officeooo:rsid="006e1de4"/>
    </style:style>
    <style:style style:name="T15" style:family="text">
      <style:text-properties fo:color="#ce181e"/>
    </style:style>
    <style:style style:name="T16" style:family="text">
      <style:text-properties fo:color="#ce181e" fo:font-size="6pt" style:font-size-asian="6pt" style:font-size-complex="6pt"/>
    </style:style>
    <style:style style:name="T17" style:family="text">
      <style:text-properties fo:color="#ce181e" officeooo:rsid="006e1de4"/>
    </style:style>
    <style:style style:name="T18" style:family="text">
      <style:text-properties fo:color="#cc0033" officeooo:rsid="006e1e8b"/>
    </style:style>
    <style:style style:name="T19" style:family="text">
      <style:text-properties fo:color="#cc0033" fo:font-size="6pt" officeooo:rsid="006e1e8b" style:font-size-asian="6pt" style:font-size-complex="6pt"/>
    </style:style>
    <style:style style:name="T20" style:family="text">
      <style:text-properties fo:color="#cc0033" officeooo:rsid="008a6056"/>
    </style:style>
    <style:style style:name="T21" style:family="text">
      <style:text-properties style:font-name="Liberation Serif" fo:font-style="italic"/>
    </style:style>
    <style:style style:name="T22" style:family="text">
      <style:text-properties fo:font-weight="bold"/>
    </style:style>
    <style:style style:name="T23" style:family="text">
      <style:text-properties fo:font-weight="bold" officeooo:rsid="00913891"/>
    </style:style>
    <style:style style:name="T24" style:family="text">
      <style:text-properties fo:font-style="italic"/>
    </style:style>
    <style:style style:name="T25" style:family="text">
      <style:text-properties fo:font-style="italic" officeooo:rsid="00913891" style:font-style-asian="italic" style:font-style-complex="italic"/>
    </style:style>
    <style:style style:name="T26" style:family="text">
      <style:text-properties fo:font-style="italic" officeooo:rsid="0091eef2" style:font-style-asian="italic" style:font-style-complex="italic"/>
    </style:style>
    <style:style style:name="T27" style:family="text">
      <style:text-properties fo:color="#008d1d" style:font-name="Liberation Serif" fo:font-style="italic"/>
    </style:style>
    <style:style style:name="T28" style:family="text">
      <style:text-properties fo:color="#008d1d" fo:font-size="9pt" fo:font-style="normal" style:font-size-asian="9pt" style:font-style-asian="normal" style:font-size-complex="9pt" style:font-style-complex="normal"/>
    </style:style>
    <style:style style:name="T29" style:family="text">
      <style:text-properties officeooo:rsid="009021fc"/>
    </style:style>
    <style:style style:name="T30" style:family="text">
      <style:text-properties officeooo:rsid="00913891"/>
    </style:style>
    <style:style style:name="T31" style:family="text">
      <style:text-properties fo:font-size="9pt" officeooo:rsid="00913891" style:font-size-asian="9pt" style:font-size-complex="9pt"/>
    </style:style>
    <style:style style:name="T32" style:family="text">
      <style:text-properties fo:font-size="9pt" fo:font-style="normal" style:font-size-asian="9pt" style:font-style-asian="normal" style:font-size-complex="9pt" style:font-style-complex="normal"/>
    </style:style>
    <style:style style:name="T33" style:family="text">
      <style:text-properties fo:font-size="9pt" fo:font-style="normal" officeooo:rsid="00913891" style:font-size-asian="9pt" style:font-style-asian="normal" style:font-size-complex="9pt" style:font-style-complex="normal"/>
    </style:style>
    <style:style style:name="T34" style:family="text">
      <style:text-properties fo:font-size="9pt" fo:font-style="normal" officeooo:rsid="00914acd" style:font-size-asian="9pt" style:font-style-asian="normal" style:font-size-complex="9pt" style:font-style-complex="normal"/>
    </style:style>
    <style:style style:name="T35" style:family="text">
      <style:text-properties fo:font-size="9pt" fo:font-style="italic" style:font-size-asian="9pt" style:font-style-asian="italic" style:font-size-complex="9pt" style:font-style-complex="italic"/>
    </style:style>
    <style:style style:name="T36" style:family="text">
      <style:text-properties officeooo:rsid="00a51060"/>
    </style:style>
    <style:style style:name="T37" style:family="text">
      <style:text-properties officeooo:rsid="00a5cb47"/>
    </style:style>
    <style:style style:name="T38" style:family="text">
      <style:text-properties fo:language="la" fo:country="VA" fo:font-weight="normal" style:font-weight-asian="normal" style:font-weight-complex="normal"/>
    </style:style>
    <style:style style:name="T39" style:family="text">
      <style:text-properties officeooo:rsid="00a719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66in" fo:text-indent="-0.25in" fo:margin-left="0.5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2">dēcl</text:span><text:span text:style-name="T3">ī</text:span><text:span text:style-name="T2">n</text:span><text:span text:style-name="T3">ā</text:span><text:span text:style-name="T2">tiōn</text:span><text:span text:style-name="T3">ēs</text:span></text:p>
      <text:p text:style-name="P5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table:number-columns-spanned="3" office:value-type="string">
                  <text:p text:style-name="P29">Pr<text:span text:style-name="T36">ī</text:span>ma</text:p>
                </table:table-cell>
                <table:covered-table-cell/>
                <table:covered-table-cell/>
              </table:table-row>
              <table:table-row table:style-name="Table7.1">
                <table:table-cell table:style-name="Table7.A2" office:value-type="string">
                  <text:p text:style-name="P31"><text:span text:style-name="Strong_20_Emphasis"><text:span text:style-name="T7">C</text:span></text:span><text:span text:style-name="Strong_20_Emphasis"><text:span text:style-name="T6">āsūs</text:span></text:span></text:p>
                </table:table-cell>
                <table:table-cell table:style-name="Table7.B2" office:value-type="string">
                  <text:p text:style-name="P38">F/<text:span text:style-name="T11">M</text:span></text:p>
                </table:table-cell>
                <table:table-cell table:style-name="Table7.A2" office:value-type="string">
                  <text:p text:style-name="P41">F/<text:span text:style-name="T12">M</text:span> <text:span text:style-name="T5">pl</text:span></text:p>
                </table:table-cell>
              </table:table-row>
              <table:table-row table:style-name="Table7.3">
                <table:table-cell table:style-name="Table7.A3" office:value-type="string">
                  <text:p text:style-name="P31">Nom</text:p>
                </table:table-cell>
                <table:table-cell table:style-name="Table7.B3" office:value-type="string">
                  <text:p text:style-name="P25">a</text:p>
                </table:table-cell>
                <table:table-cell table:style-name="Table7.C3" office:value-type="string">
                  <text:p text:style-name="P25">ae</text:p>
                </table:table-cell>
              </table:table-row>
              <table:table-row table:style-name="Table7.4">
                <table:table-cell table:style-name="Table7.A3" office:value-type="string">
                  <text:p text:style-name="P31">Acc</text:p>
                </table:table-cell>
                <table:table-cell table:style-name="Table7.B3" office:value-type="string">
                  <text:p text:style-name="P25">am</text:p>
                </table:table-cell>
                <table:table-cell table:style-name="Table7.C3" office:value-type="string">
                  <text:p text:style-name="P25">as</text:p>
                </table:table-cell>
              </table:table-row>
              <table:table-row table:style-name="Table7.5">
                <table:table-cell table:style-name="Table7.A3" office:value-type="string">
                  <text:p text:style-name="P31">Gen</text:p>
                </table:table-cell>
                <table:table-cell table:style-name="Table7.B3" office:value-type="string">
                  <text:p text:style-name="P25">ae</text:p>
                </table:table-cell>
                <table:table-cell table:style-name="Table7.C3" office:value-type="string">
                  <text:p text:style-name="P25">ārum</text:p>
                </table:table-cell>
              </table:table-row>
              <table:table-row table:style-name="Table7.6">
                <table:table-cell table:style-name="Table7.A3" office:value-type="string">
                  <text:p text:style-name="P31">Dat</text:p>
                </table:table-cell>
                <table:table-cell table:style-name="Table7.B3" office:value-type="string">
                  <text:p text:style-name="P25">ae</text:p>
                </table:table-cell>
                <table:table-cell table:style-name="Table7.C3" office:value-type="string">
                  <text:p text:style-name="P25">īs, <text:span text:style-name="T10">ābus</text:span></text:p>
                </table:table-cell>
              </table:table-row>
              <table:table-row table:style-name="Table7.7">
                <table:table-cell table:style-name="Table7.A3" office:value-type="string">
                  <text:p text:style-name="P31">Abl</text:p>
                </table:table-cell>
                <table:table-cell table:style-name="Table7.B3" office:value-type="string">
                  <text:p text:style-name="P25">ā</text:p>
                </table:table-cell>
                <table:table-cell table:style-name="Table7.C3" office:value-type="string">
                  <text:p text:style-name="P25">īs, <text:span text:style-name="T10">ābus</text:span></text:p>
                </table:table-cell>
              </table:table-row>
            </table:table>
            <text:p text:style-name="P3"/>
          </table:table-cell>
          <table:table-cell table:style-name="Table6.A1" office:value-type="string">
            <table:table table:name="Table8" table:style-name="Table8">
              <table:table-column table:style-name="Table8.A"/>
              <table:table-column table:style-name="Table8.B" table:number-columns-repeated="4"/>
              <table:table-column table:style-name="Table8.F"/>
              <table:table-row table:style-name="Table8.1">
                <table:table-cell table:style-name="Table8.A1" table:number-columns-spanned="6" office:value-type="string">
                  <text:p text:style-name="P44">Secund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8.1">
                <table:table-cell table:style-name="Table8.A2" office:value-type="string">
                  <text:p text:style-name="P32"><text:span text:style-name="Strong_20_Emphasis"><text:span text:style-name="T7">C</text:span></text:span><text:span text:style-name="Strong_20_Emphasis"><text:span text:style-name="T6">āsūs</text:span></text:span></text:p>
                </table:table-cell>
                <table:table-cell table:style-name="Table8.B2" office:value-type="string">
                  <text:p text:style-name="P35">M</text:p>
                </table:table-cell>
                <table:table-cell table:style-name="Table8.C2" office:value-type="string">
                  <text:p text:style-name="P35">F</text:p>
                </table:table-cell>
                <table:table-cell table:style-name="Table8.B2" office:value-type="string">
                  <text:p text:style-name="P35">N</text:p>
                </table:table-cell>
                <table:table-cell table:style-name="Table8.C2" office:value-type="string">
                  <text:p text:style-name="P43">M/<text:span text:style-name="T13">F</text:span> <text:span text:style-name="T5">pl</text:span></text:p>
                </table:table-cell>
                <table:table-cell table:style-name="Table8.B2" office:value-type="string">
                  <text:p text:style-name="P43"><text:span text:style-name="T13">N</text:span> <text:span text:style-name="T5">pl</text:span></text:p>
                </table:table-cell>
              </table:table-row>
              <table:table-row table:style-name="Table8.3">
                <table:table-cell table:style-name="Table8.A3" office:value-type="string">
                  <text:p text:style-name="P32">Nom</text:p>
                </table:table-cell>
                <table:table-cell table:style-name="Table8.B3" office:value-type="string">
                  <text:p text:style-name="P16">us</text:p>
                </table:table-cell>
                <table:table-cell table:style-name="Table8.A3" office:value-type="string">
                  <text:p text:style-name="P16">er</text:p>
                </table:table-cell>
                <table:table-cell table:style-name="Table8.B3" office:value-type="string">
                  <text:p text:style-name="P16">um</text:p>
                </table:table-cell>
                <table:table-cell table:style-name="Table8.A3" office:value-type="string">
                  <text:p text:style-name="P16">ī</text:p>
                </table:table-cell>
                <table:table-cell table:style-name="Table8.B3" office:value-type="string">
                  <text:p text:style-name="P17">a</text:p>
                </table:table-cell>
              </table:table-row>
              <table:table-row table:style-name="Table8.4">
                <table:table-cell table:style-name="Table8.A4" office:value-type="string">
                  <text:p text:style-name="P34">Voc</text:p>
                </table:table-cell>
                <table:table-cell table:style-name="Table8.B4" office:value-type="string">
                  <text:p text:style-name="P16">e</text:p>
                </table:table-cell>
                <table:table-cell table:style-name="Table8.C4" office:value-type="string">
                  <text:p text:style-name="P16">er</text:p>
                </table:table-cell>
                <table:table-cell table:style-name="Table8.B4" office:value-type="string">
                  <text:p text:style-name="P16">um</text:p>
                </table:table-cell>
                <table:table-cell table:style-name="Table8.C4" office:value-type="string">
                  <text:p text:style-name="P16">ī</text:p>
                </table:table-cell>
                <table:table-cell table:style-name="Table8.B4" office:value-type="string">
                  <text:p text:style-name="P17">a</text:p>
                </table:table-cell>
              </table:table-row>
              <table:table-row table:style-name="Table8.5">
                <table:table-cell table:style-name="Table8.A4" office:value-type="string">
                  <text:p text:style-name="P32">Acc</text:p>
                </table:table-cell>
                <table:table-cell table:style-name="Table8.B4" office:value-type="string">
                  <text:p text:style-name="P16">um</text:p>
                </table:table-cell>
                <table:table-cell table:style-name="Table8.C4" office:value-type="string">
                  <text:p text:style-name="P18"/>
                </table:table-cell>
                <table:table-cell table:style-name="Table8.B4" office:value-type="string">
                  <text:p text:style-name="P18"/>
                </table:table-cell>
                <table:table-cell table:style-name="Table8.C4" office:value-type="string">
                  <text:p text:style-name="P17">ōs</text:p>
                </table:table-cell>
                <table:table-cell table:style-name="Table8.B4" office:value-type="string">
                  <text:p text:style-name="P17">a</text:p>
                </table:table-cell>
              </table:table-row>
              <table:table-row table:style-name="Table8.6">
                <table:table-cell table:style-name="Table8.A4" office:value-type="string">
                  <text:p text:style-name="P32">Gen</text:p>
                </table:table-cell>
                <table:table-cell table:style-name="Table8.B4" office:value-type="string">
                  <text:p text:style-name="P16">ī</text:p>
                </table:table-cell>
                <table:table-cell table:style-name="Table8.C4" office:value-type="string">
                  <text:p text:style-name="P18"/>
                </table:table-cell>
                <table:table-cell table:style-name="Table8.B4" office:value-type="string">
                  <text:p text:style-name="P18"/>
                </table:table-cell>
                <table:table-cell table:style-name="Table8.C4" office:value-type="string">
                  <text:p text:style-name="P17">ōrum</text:p>
                </table:table-cell>
                <table:table-cell table:style-name="Table8.B4" office:value-type="string">
                  <text:p text:style-name="P19"/>
                </table:table-cell>
              </table:table-row>
              <table:table-row table:style-name="Table8.7">
                <table:table-cell table:style-name="Table8.A4" office:value-type="string">
                  <text:p text:style-name="P32">Dat</text:p>
                </table:table-cell>
                <table:table-cell table:style-name="Table8.B4" office:value-type="string">
                  <text:p text:style-name="P16">ō</text:p>
                </table:table-cell>
                <table:table-cell table:style-name="Table8.C4" office:value-type="string">
                  <text:p text:style-name="P18"/>
                </table:table-cell>
                <table:table-cell table:style-name="Table8.B4" office:value-type="string">
                  <text:p text:style-name="P18"/>
                </table:table-cell>
                <table:table-cell table:style-name="Table8.C4" office:value-type="string">
                  <text:p text:style-name="P20">īs</text:p>
                </table:table-cell>
                <table:table-cell table:style-name="Table8.B4" office:value-type="string">
                  <text:p text:style-name="P19"/>
                </table:table-cell>
              </table:table-row>
              <table:table-row table:style-name="Table8.8">
                <table:table-cell table:style-name="Table8.A4" office:value-type="string">
                  <text:p text:style-name="P32">Abl</text:p>
                </table:table-cell>
                <table:table-cell table:style-name="Table8.B4" office:value-type="string">
                  <text:p text:style-name="P16">ō</text:p>
                </table:table-cell>
                <table:table-cell table:style-name="Table8.C4" office:value-type="string">
                  <text:p text:style-name="P21"/>
                </table:table-cell>
                <table:table-cell table:style-name="Table8.B4" office:value-type="string">
                  <text:p text:style-name="P21"/>
                </table:table-cell>
                <table:table-cell table:style-name="Table8.C4" office:value-type="string">
                  <text:p text:style-name="P20">īs</text:p>
                </table:table-cell>
                <table:table-cell table:style-name="Table8.B4" office:value-type="string">
                  <text:p text:style-name="P19"/>
                </table:table-cell>
              </table:table-row>
            </table:table>
            <text:p text:style-name="P3"/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 table:number-columns-repeated="2"/>
              <table:table-column table:style-name="Table5.D"/>
              <table:table-column table:style-name="Table5.E"/>
              <table:table-row table:style-name="Table5.1">
                <table:table-cell table:style-name="Table5.A1" table:number-columns-spanned="5" office:value-type="string">
                  <text:p text:style-name="P45">Terti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5.1">
                <table:table-cell table:style-name="Table5.A2" office:value-type="string">
                  <text:p text:style-name="P33"><text:span text:style-name="Strong_20_Emphasis"><text:span text:style-name="T7">C</text:span></text:span><text:span text:style-name="Strong_20_Emphasis"><text:span text:style-name="T6">āsūs</text:span></text:span></text:p>
                </table:table-cell>
                <table:table-cell table:style-name="Table5.B2" office:value-type="string">
                  <text:p text:style-name="P39">M/<text:span text:style-name="T14">F</text:span></text:p>
                </table:table-cell>
                <table:table-cell table:style-name="Table5.C2" office:value-type="string">
                  <text:p text:style-name="P40">N</text:p>
                </table:table-cell>
                <table:table-cell table:style-name="Table5.B2" office:value-type="string">
                  <text:p text:style-name="P39"><text:span text:style-name="T15">M/</text:span><text:span text:style-name="T17">F</text:span><text:span text:style-name="T15"> </text:span><text:span text:style-name="T16">pl</text:span></text:p>
                </table:table-cell>
                <table:table-cell table:style-name="Table5.C2" office:value-type="string">
                  <text:p text:style-name="P42">N <text:span text:style-name="T5">pl</text:span></text:p>
                </table:table-cell>
              </table:table-row>
              <table:table-row table:style-name="Table5.3">
                <table:table-cell table:style-name="Table5.A3" office:value-type="string">
                  <text:p text:style-name="P33">Nom</text:p>
                </table:table-cell>
                <table:table-cell table:style-name="Table5.B3" office:value-type="string">
                  <text:p text:style-name="P15">- -</text:p>
                </table:table-cell>
                <table:table-cell table:style-name="Table5.C3" office:value-type="string">
                  <text:p text:style-name="P15">- -</text:p>
                </table:table-cell>
                <table:table-cell table:style-name="Table5.B3" office:value-type="string">
                  <text:p text:style-name="P14">ēs</text:p>
                </table:table-cell>
                <table:table-cell table:style-name="Table5.C3" office:value-type="string">
                  <text:p text:style-name="P14">a</text:p>
                </table:table-cell>
              </table:table-row>
              <table:table-row table:style-name="Table5.4">
                <table:table-cell table:style-name="Table5.A3" office:value-type="string">
                  <text:p text:style-name="P33">Acc</text:p>
                </table:table-cell>
                <table:table-cell table:style-name="Table5.B4" office:value-type="string">
                  <text:p text:style-name="P14">em</text:p>
                </table:table-cell>
                <table:table-cell table:style-name="Table5.C4" office:value-type="string">
                  <text:p text:style-name="P15">- -</text:p>
                </table:table-cell>
                <table:table-cell table:style-name="Table5.B4" office:value-type="string">
                  <text:p text:style-name="P14">ēs</text:p>
                </table:table-cell>
                <table:table-cell table:style-name="Table5.C4" office:value-type="string">
                  <text:p text:style-name="P14">a</text:p>
                </table:table-cell>
              </table:table-row>
              <table:table-row table:style-name="Table5.5">
                <table:table-cell table:style-name="Table5.A3" office:value-type="string">
                  <text:p text:style-name="P33">Gen</text:p>
                </table:table-cell>
                <table:table-cell table:style-name="Table5.B3" office:value-type="string">
                  <text:p text:style-name="P14">is</text:p>
                </table:table-cell>
                <table:table-cell table:style-name="Table5.C3" office:value-type="string">
                  <text:p text:style-name="P15"/>
                </table:table-cell>
                <table:table-cell table:style-name="Table5.B3" office:value-type="string">
                  <text:p text:style-name="P14">um, īum</text:p>
                </table:table-cell>
                <table:table-cell table:style-name="Table5.C3" office:value-type="string">
                  <text:p text:style-name="P14">um, īum</text:p>
                </table:table-cell>
              </table:table-row>
              <table:table-row table:style-name="Table5.6">
                <table:table-cell table:style-name="Table5.A3" office:value-type="string">
                  <text:p text:style-name="P33">Dat</text:p>
                </table:table-cell>
                <table:table-cell table:style-name="Table5.B3" office:value-type="string">
                  <text:p text:style-name="P14">ī</text:p>
                </table:table-cell>
                <table:table-cell table:style-name="Table5.C3" office:value-type="string">
                  <text:p text:style-name="P15"/>
                </table:table-cell>
                <table:table-cell table:style-name="Table5.B3" office:value-type="string">
                  <text:p text:style-name="P14">ibus</text:p>
                </table:table-cell>
                <table:table-cell table:style-name="Table5.C3" office:value-type="string">
                  <text:p text:style-name="P14">ibus</text:p>
                </table:table-cell>
              </table:table-row>
              <table:table-row table:style-name="Table5.7">
                <table:table-cell table:style-name="Table5.A3" office:value-type="string">
                  <text:p text:style-name="P33">Abl</text:p>
                </table:table-cell>
                <table:table-cell table:style-name="Table5.B3" office:value-type="string">
                  <text:p text:style-name="P14">e</text:p>
                </table:table-cell>
                <table:table-cell table:style-name="Table5.C3" office:value-type="string">
                  <text:p text:style-name="P15"/>
                </table:table-cell>
                <table:table-cell table:style-name="Table5.B3" office:value-type="string">
                  <text:p text:style-name="P14">ibus</text:p>
                </table:table-cell>
                <table:table-cell table:style-name="Table5.C3" office:value-type="string">
                  <text:p text:style-name="P14">ibus</text:p>
                </table:table-cell>
              </table:table-row>
            </table:table>
            <text:p text:style-name="P5"/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/>
            <table:table table:name="Table4" table:style-name="Table4">
              <table:table-column table:style-name="Table4.A"/>
              <table:table-column table:style-name="Table4.B" table:number-columns-repeated="3"/>
              <table:table-column table:style-name="Table4.E"/>
              <table:table-row table:style-name="Table4.1">
                <table:table-cell table:style-name="Table4.A1" table:number-columns-spanned="5" office:value-type="string">
                  <text:p text:style-name="P4">Quārt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4.1">
                <table:table-cell table:style-name="Table4.A2" office:value-type="string">
                  <text:p text:style-name="P32"><text:span text:style-name="Strong_20_Emphasis"><text:span text:style-name="T7">C</text:span></text:span><text:span text:style-name="Strong_20_Emphasis"><text:span text:style-name="T6">āsūs</text:span></text:span></text:p>
                </table:table-cell>
                <table:table-cell table:style-name="Table4.B2" office:value-type="string">
                  <text:p text:style-name="P35">M/<text:span text:style-name="T14">F</text:span></text:p>
                </table:table-cell>
                <table:table-cell table:style-name="Table4.C2" office:value-type="string">
                  <text:p text:style-name="P36">N</text:p>
                </table:table-cell>
                <table:table-cell table:style-name="Table4.B2" office:value-type="string">
                  <text:p text:style-name="P35"><text:span text:style-name="T15">M/</text:span><text:span text:style-name="T17">F</text:span><text:span text:style-name="T15"> </text:span><text:span text:style-name="T16">pl</text:span></text:p>
                </table:table-cell>
                <table:table-cell table:style-name="Table4.C2" office:value-type="string">
                  <text:p text:style-name="P48">N <text:span text:style-name="T5">pl</text:span></text:p>
                </table:table-cell>
              </table:table-row>
              <table:table-row table:style-name="Table4.3">
                <table:table-cell table:style-name="Table4.A3" office:value-type="string">
                  <text:p text:style-name="P32">Nom</text:p>
                </table:table-cell>
                <table:table-cell table:style-name="Table4.B3" office:value-type="string">
                  <text:p text:style-name="P22">us</text:p>
                </table:table-cell>
                <table:table-cell table:style-name="Table4.C3" office:value-type="string">
                  <text:p text:style-name="P22">ū</text:p>
                </table:table-cell>
                <table:table-cell table:style-name="Table4.B3" office:value-type="string">
                  <text:p text:style-name="P22">ūs</text:p>
                </table:table-cell>
                <table:table-cell table:style-name="Table4.C3" office:value-type="string">
                  <text:p text:style-name="P22">ua</text:p>
                </table:table-cell>
              </table:table-row>
              <table:table-row table:style-name="Table4.4">
                <table:table-cell table:style-name="Table4.A3" office:value-type="string">
                  <text:p text:style-name="P32">Acc</text:p>
                </table:table-cell>
                <table:table-cell table:style-name="Table4.B3" office:value-type="string">
                  <text:p text:style-name="P22">um</text:p>
                </table:table-cell>
                <table:table-cell table:style-name="Table4.C3" office:value-type="string">
                  <text:p text:style-name="P22">ū</text:p>
                </table:table-cell>
                <table:table-cell table:style-name="Table4.B3" office:value-type="string">
                  <text:p text:style-name="P22">ūs</text:p>
                </table:table-cell>
                <table:table-cell table:style-name="Table4.C3" office:value-type="string">
                  <text:p text:style-name="P22">ua</text:p>
                </table:table-cell>
              </table:table-row>
              <table:table-row table:style-name="Table4.5">
                <table:table-cell table:style-name="Table4.A3" office:value-type="string">
                  <text:p text:style-name="P32">Gen</text:p>
                </table:table-cell>
                <table:table-cell table:style-name="Table4.B3" office:value-type="string">
                  <text:p text:style-name="P22">ūs</text:p>
                </table:table-cell>
                <table:table-cell table:style-name="Table4.C3" office:value-type="string">
                  <text:p text:style-name="P22">ūs</text:p>
                </table:table-cell>
                <table:table-cell table:style-name="Table4.B3" office:value-type="string">
                  <text:p text:style-name="P22">uum</text:p>
                </table:table-cell>
                <table:table-cell table:style-name="Table4.C3" office:value-type="string">
                  <text:p text:style-name="P23">uum</text:p>
                </table:table-cell>
              </table:table-row>
              <table:table-row table:style-name="Table4.6">
                <table:table-cell table:style-name="Table4.A3" office:value-type="string">
                  <text:p text:style-name="P32">Dat</text:p>
                </table:table-cell>
                <table:table-cell table:style-name="Table4.B3" office:value-type="string">
                  <text:p text:style-name="P22">uī</text:p>
                </table:table-cell>
                <table:table-cell table:style-name="Table4.C3" office:value-type="string">
                  <text:p text:style-name="P22">ū</text:p>
                </table:table-cell>
                <table:table-cell table:style-name="Table4.B3" office:value-type="string">
                  <text:p text:style-name="P22">ibus</text:p>
                </table:table-cell>
                <table:table-cell table:style-name="Table4.C3" office:value-type="string">
                  <text:p text:style-name="P23">ibus</text:p>
                </table:table-cell>
              </table:table-row>
              <table:table-row table:style-name="Table4.7">
                <table:table-cell table:style-name="Table4.A3" office:value-type="string">
                  <text:p text:style-name="P32">Abl</text:p>
                </table:table-cell>
                <table:table-cell table:style-name="Table4.B3" office:value-type="string">
                  <text:p text:style-name="P22">ū</text:p>
                </table:table-cell>
                <table:table-cell table:style-name="Table4.C3" office:value-type="string">
                  <text:p text:style-name="P22">ū</text:p>
                </table:table-cell>
                <table:table-cell table:style-name="Table4.B3" office:value-type="string">
                  <text:p text:style-name="P22">ibus</text:p>
                </table:table-cell>
                <table:table-cell table:style-name="Table4.C3" office:value-type="string">
                  <text:p text:style-name="P23">ibus</text:p>
                </table:table-cell>
              </table:table-row>
            </table:table>
            <text:p text:style-name="P2"/>
          </table:table-cell>
          <table:table-cell table:style-name="Table1.A1" office:value-type="string">
            <text:p text:style-name="P49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table:number-columns-spanned="3" office:value-type="string">
                  <text:p text:style-name="P30">Qu<text:span text:style-name="T36">ī</text:span>nta</text:p>
                </table:table-cell>
                <table:covered-table-cell/>
                <table:covered-table-cell/>
              </table:table-row>
              <table:table-row table:style-name="Table9.1">
                <table:table-cell table:style-name="Table9.A2" office:value-type="string">
                  <text:p text:style-name="P32"><text:span text:style-name="Strong_20_Emphasis"><text:span text:style-name="T7">C</text:span></text:span><text:span text:style-name="Strong_20_Emphasis"><text:span text:style-name="T6">āsūs</text:span></text:span></text:p>
                </table:table-cell>
                <table:table-cell table:style-name="Table9.B2" office:value-type="string">
                  <text:p text:style-name="P35">M/<text:span text:style-name="T14">F</text:span></text:p>
                </table:table-cell>
                <table:table-cell table:style-name="Table9.C2" office:value-type="string">
                  <text:p text:style-name="P36"><text:span text:style-name="T20">M/F</text:span><text:span text:style-name="T18"> </text:span><text:span text:style-name="T19">pl</text:span></text:p>
                </table:table-cell>
              </table:table-row>
              <table:table-row table:style-name="Table9.3">
                <table:table-cell table:style-name="Table9.A3" office:value-type="string">
                  <text:p text:style-name="P32">Nom</text:p>
                </table:table-cell>
                <table:table-cell table:style-name="Table9.B3" office:value-type="string">
                  <text:p text:style-name="P24">ēs</text:p>
                </table:table-cell>
                <table:table-cell table:style-name="Table9.C3" office:value-type="string">
                  <text:p text:style-name="P24">ēs</text:p>
                </table:table-cell>
              </table:table-row>
              <table:table-row table:style-name="Table9.4">
                <table:table-cell table:style-name="Table9.A3" office:value-type="string">
                  <text:p text:style-name="P32">Acc</text:p>
                </table:table-cell>
                <table:table-cell table:style-name="Table9.B3" office:value-type="string">
                  <text:p text:style-name="P24">em</text:p>
                </table:table-cell>
                <table:table-cell table:style-name="Table9.C3" office:value-type="string">
                  <text:p text:style-name="P24">ēs</text:p>
                </table:table-cell>
              </table:table-row>
              <table:table-row table:style-name="Table9.5">
                <table:table-cell table:style-name="Table9.A3" office:value-type="string">
                  <text:p text:style-name="P32">Gen</text:p>
                </table:table-cell>
                <table:table-cell table:style-name="Table9.B3" office:value-type="string">
                  <text:p text:style-name="P24">ēī</text:p>
                </table:table-cell>
                <table:table-cell table:style-name="Table9.C3" office:value-type="string">
                  <text:p text:style-name="P24">ērum</text:p>
                </table:table-cell>
              </table:table-row>
              <table:table-row table:style-name="Table9.6">
                <table:table-cell table:style-name="Table9.A3" office:value-type="string">
                  <text:p text:style-name="P32">Dat</text:p>
                </table:table-cell>
                <table:table-cell table:style-name="Table9.B3" office:value-type="string">
                  <text:p text:style-name="P24">ēī</text:p>
                </table:table-cell>
                <table:table-cell table:style-name="Table9.C3" office:value-type="string">
                  <text:p text:style-name="P24">ē</text:p>
                </table:table-cell>
              </table:table-row>
              <table:table-row table:style-name="Table9.7">
                <table:table-cell table:style-name="Table9.A3" office:value-type="string">
                  <text:p text:style-name="P32">Abl</text:p>
                </table:table-cell>
                <table:table-cell table:style-name="Table9.B3" office:value-type="string">
                  <text:p text:style-name="P24">ē</text:p>
                </table:table-cell>
                <table:table-cell table:style-name="Table9.C3" office:value-type="string">
                  <text:p text:style-name="P24">ē</text:p>
                </table:table-cell>
              </table:table-row>
            </table:table>
            <text:p text:style-name="P3"/>
          </table:table-cell>
        </table:table-row>
      </table:table>
      <text:p text:style-name="P1"/>
      <text:p text:style-name="P13"><text:span text:style-name="T22">Dictionary Noun </text:span><text:span text:style-name="T23">Entries</text:span><text:line-break/><text:span text:style-name="T30">E</text:span>ntries for nouns begin with nominative singular, followed by genitive singular.</text:p>
      <text:p text:style-name="P6"><text:span text:style-name="T30">Shortening occurs when the stem is unchanged</text:span>:</text:p>
      <text:list xml:id="list1822920326" text:style-name="L1">
        <text:list-item>
          <text:p text:style-name="P51"><text:span text:style-name="T21">puella, </text:span><text:span text:style-name="T27">puell</text:span><text:span text:style-name="T21">ae </text:span><text:span text:style-name="T26">f</text:span></text:p>
        </text:list-item>
        <text:list-item>
          <text:p text:style-name="P51"><text:span text:style-name="T21">puella, -ae </text:span><text:span text:style-name="T25">f </text:span><text:span text:style-name="T30"><text:s text:c="14"/></text:span><text:span text:style-name="T31">NB.</text:span><text:span text:style-name="T8"> </text:span><text:span text:style-name="T9">shortened because </text:span><text:span text:style-name="T31">the stem </text:span><text:span text:style-name="T28">puell</text:span><text:span text:style-name="T32">- </text:span><text:span text:style-name="T33">is </text:span><text:span text:style-name="T34">unchanged</text:span><text:span text:style-name="T32">.</text:span></text:p>
        </text:list-item>
      </text:list>
      <text:p text:style-name="P7"><text:span text:style-name="T29">M</text:span>emorize nominative and genitive singular <text:span text:style-name="T29">forms along with gender (m,f,n)</text:span>.</text:p>
      <text:p text:style-name="P8">Watch for:</text:p>
      <text:list xml:id="list4098268133" text:style-name="L2">
        <text:list-item>
          <text:p text:style-name="P52"><text:span text:style-name="T24">-ium</text:span> <text:s/><text:span text:style-name="T29">vs </text:span><text:span text:style-name="T24">-um</text:span> <text:s/><text:span text:style-name="T29">genitive endings</text:span></text:p>
        </text:list-item>
        <text:list-item>
          <text:p text:style-name="P52"><text:s/>irregular forms</text:p>
        </text:list-item>
      </text:list>
      <text:p text:style-name="P9"/>
      <table:table table:name="Table2" table:style-name="Table2" table:template-name="Nomen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7"><text:span text:style-name="Strong_20_Emphasis"><text:span text:style-name="T38">Nōminātīvus</text:span></text:span></text:p>
          </table:table-cell>
          <table:table-cell table:style-name="Table2.A1" office:value-type="string">
            <text:p text:style-name="P47">Genetīvus</text:p>
          </table:table-cell>
        </table:table-row>
        <table:table-row table:style-name="Table2.1">
          <table:table-cell table:style-name="Table2.A2" office:value-type="string">
            <text:p text:style-name="P37">Prīma</text:p>
          </table:table-cell>
          <table:table-cell table:style-name="Table2.A1" office:value-type="string">
            <text:p text:style-name="P26">-a</text:p>
          </table:table-cell>
          <table:table-cell table:style-name="Table2.A2" office:value-type="string">
            <text:p text:style-name="P27">-<text:span text:style-name="T37">ae</text:span></text:p>
          </table:table-cell>
        </table:table-row>
        <table:table-row table:style-name="Table2.1">
          <table:table-cell table:style-name="Table2.A2" office:value-type="string">
            <text:p text:style-name="P37">Secunda</text:p>
          </table:table-cell>
          <table:table-cell table:style-name="Table2.A1" office:value-type="string">
            <text:p text:style-name="P27">-<text:span text:style-name="T39">us, -er, -um</text:span></text:p>
          </table:table-cell>
          <table:table-cell table:style-name="Table2.A2" office:value-type="string">
            <text:p text:style-name="P27">-<text:span text:style-name="T39">um</text:span></text:p>
          </table:table-cell>
        </table:table-row>
        <table:table-row table:style-name="Table2.1">
          <table:table-cell table:style-name="Table2.A2" office:value-type="string">
            <text:p text:style-name="P37">Tertia</text:p>
          </table:table-cell>
          <table:table-cell table:style-name="Table2.A1" office:value-type="string">
            <text:p text:style-name="P27">--</text:p>
          </table:table-cell>
          <table:table-cell table:style-name="Table2.A2" office:value-type="string">
            <text:p text:style-name="P28">-em</text:p>
          </table:table-cell>
        </table:table-row>
        <table:table-row table:style-name="Table2.1">
          <table:table-cell table:style-name="Table2.A2" office:value-type="string">
            <text:p text:style-name="P37">Quārta</text:p>
          </table:table-cell>
          <table:table-cell table:style-name="Table2.A1" office:value-type="string">
            <text:p text:style-name="P28">-us <text:span text:style-name="T35">m/f</text:span>, -ū <text:span text:style-name="T35">n</text:span></text:p>
          </table:table-cell>
          <table:table-cell table:style-name="Table2.A2" office:value-type="string">
            <text:p text:style-name="P28">-ūs</text:p>
          </table:table-cell>
        </table:table-row>
        <table:table-row table:style-name="Table2.1">
          <table:table-cell table:style-name="Table2.A2" office:value-type="string">
            <text:p text:style-name="P37">Quīnta</text:p>
          </table:table-cell>
          <table:table-cell table:style-name="Table2.A1" office:value-type="string">
            <text:p text:style-name="P28">-ēs</text:p>
          </table:table-cell>
          <table:table-cell table:style-name="Table2.A2" office:value-type="string">
            <text:p text:style-name="P28">-ēī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Nomen.1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2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3" style:family="table-cell">
      <style:table-cell-properties fo:background-color="#f4f4f4" fo:border-bottom="0.06pt solid #9c9c9c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Nomen.4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Nomen.5" style:family="table-cell">
      <style:table-cell-properties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Nomen.6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Nomen.7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Nomen.8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9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10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11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12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1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Nomen.1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15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16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Nomen" table:first-row-end-column="row" table:first-row-start-column="row" table:last-row-end-column="row" table:last-row-start-column="column">
      <table:first-row table:style-name="Nomen.1"/>
      <table:last-row table:style-name="Nomen.2"/>
      <table:first-column table:style-name="Nomen.3"/>
      <table:last-column table:style-name="Nomen.4"/>
      <table:body table:style-name="Nomen.9"/>
      <table:even-rows table:style-name="Nomen.5"/>
      <table:odd-rows table:style-name="Nomen.6"/>
      <table:even-columns table:style-name="Nomen.7"/>
      <table:odd-columns table:style-name="Nomen.8"/>
      <table:background table:style-name="Nomen.10"/>
      <loext:first-row-even-column table:style-name="Nomen.15"/>
      <loext:last-row-even-column table:style-name="Nomen.16"/>
      <loext:first-row-end-column table:style-name="Nomen.12"/>
      <loext:first-row-start-column table:style-name="Nomen.11"/>
      <loext:last-row-end-column table:style-name="Nomen.14"/>
      <loext:last-row-start-column table:style-name="Nomen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9H44M22S</meta:editing-duration>
    <meta:editing-cycles>116</meta:editing-cycles>
    <meta:generator>LibreOffice/6.1.5.2$Linux_X86_64 LibreOffice_project/10$Build-2</meta:generator>
    <meta:initial-creator>Robert Lee</meta:initial-creator>
    <dc:date>2019-04-27T10:35:59.635098915</dc:date>
    <dc:creator>Robert Lee</dc:creator>
    <meta:printed-by>Robert Lee</meta:printed-by>
    <meta:print-date>2019-04-27T10:30:01.002415352</meta:print-date>
    <meta:document-statistic meta:table-count="9" meta:image-count="0" meta:object-count="0" meta:page-count="2" meta:paragraph-count="155" meta:word-count="226" meta:character-count="867" meta:non-whitespace-character-count="783"/>
    <meta:template xlink:type="simple" xlink:actuate="onRequest" xlink:title="A5CircaPunch" xlink:href="../../../Templates/A5CircaPunch.ott" meta:date="2019-03-24T11:17:14.465111193"/>
  </office:meta>
</office:document-meta>
</file>